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4FF00003A9B590D40CD.svm"/>
  <manifest:file-entry manifest:media-type="image/png" manifest:full-path="Pictures/1000000000000556000003000FE2F756.png"/>
  <manifest:file-entry manifest:media-type="" manifest:full-path="Pictures/20000007000065E9000039438DCA1AB7.svm"/>
  <manifest:file-entry manifest:media-type="" manifest:full-path="Pictures/200000070000738C0000388ABBAF1EA4.svm"/>
  <manifest:file-entry manifest:media-type="" manifest:full-path="Pictures/200000070000759D00003AD0919BA923.svm"/>
  <manifest:file-entry manifest:media-type="image/png" manifest:full-path="Pictures/100000000000053A0000024F576995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font-size="19.8999996185303pt" fo:hyphenate="false"/>
    </style:style>
    <style:style style:name="P4" style:family="paragraph">
      <style:paragraph-properties fo:margin-top="0cm" fo:margin-bottom="0cm" fo:text-align="start" style:punctuation-wrap="hanging" style:writing-mode="lr-tb" style:font-independent-line-spacing="true"/>
      <style:text-properties fo:font-size="19.8999996185303pt" fo:hyphenate="false"/>
    </style:style>
    <style:style style:name="P5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top="0cm" fo:margin-bottom="0cm" fo:text-align="start" style:writing-mode="lr-tb"/>
      <style:text-properties fo:font-size="19.3999996185303pt" style:font-size-asian="14pt" style:font-size-complex="14pt"/>
    </style:style>
    <style:style style:name="P7" style:family="paragraph">
      <style:paragraph-properties fo:margin-top="0cm" fo:margin-bottom="0cm" fo:text-align="start" style:writing-mode="lr-tb" style:font-independent-line-spacing="true"/>
      <style:text-properties fo:font-size="19.3999996185303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color="#4e84c4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2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4" presentation:style-name="pr1" draw:text-style-name="P2" draw:layer="layout" svg:width="21.915cm" svg:height="5.995cm" svg:x="1.166cm" svg:y="6.37cm" presentation:class="title" presentation:user-transformed="true">
          <draw:text-box>
            <text:p text:style-name="P1"><text:span text:style-name="T1">Team –DevOps Daemons</text:span></text:p>
          </draw:text-box>
        </draw:frame>
        <draw:frame draw:name="Rectangle 5" presentation:style-name="pr2" draw:text-style-name="P4" draw:layer="layout" svg:width="21.915cm" svg:height="1.399cm" svg:x="1.182cm" svg:y="13.533cm" presentation:class="subtitle" presentation:user-transformed="true">
          <draw:text-box>
            <text:p text:style-name="P3"><text:span text:style-name="T2">December 2018</text:span></text:p>
          </draw:text-box>
        </draw:frame>
        <draw:frame draw:name="Text Placeholder 2" presentation:style-name="pr3" draw:text-style-name="P2" draw:layer="layout" svg:width="6.999cm" svg:height="0.621cm" svg:x="14.116cm" svg:y="19.807cm" presentation:class="outline" presentation:user-transformed="true">
          <draw:text-box>
            <text:list text:style-name="L3">
              <text:list-item>
                <text:p text:style-name="P5"><text:span text:style-name="T3">TCS Confidential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8.393cm" svg:height="10.023cm" svg:x="1.302cm" svg:y="3.714cm" draw:page-number="1" presentation:class="page"/>
          <draw:frame draw:name="Notes Placeholder 2" presentation:style-name="pr4" draw:text-style-name="P2" draw:layer="layout" svg:width="16.796cm" svg:height="11.692cm" svg:x="2.101cm" svg:y="14.292cm" presentation:class="notes" presentation:user-transformed="true">
            <draw:text-box>
              <text:p/>
            </draw:text-box>
          </draw:frame>
          <draw:frame draw:name="Slide Number Placeholder 3" presentation:style-name="pr5" draw:text-style-name="P7" draw:layer="layout" svg:width="9.098cm" svg:height="1.489cm" svg:x="11.895cm" svg:y="28.211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CM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2" draw:text-style-name="P8" draw:layer="layout" svg:width="26.088cm" svg:height="14.658cm" svg:x="0.912cm" svg:y="4cm">
          <draw:image xlink:href="Pictures/20000007000065E9000039438DCA1AB7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I-Server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2" draw:text-style-name="P8" draw:layer="layout" svg:width="24.598cm" svg:height="14.941cm" svg:x="1.8cm" svg:y="4.459cm">
          <draw:image xlink:href="Pictures/1000000000000556000003000FE2F756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inary-repo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2" draw:text-style-name="P8" draw:layer="layout" svg:width="26.71cm" svg:height="14.024cm" svg:x="1cm" svg:y="5cm">
          <draw:image xlink:href="Pictures/20000007000074FF00003A9B590D40CD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metheus-datasourc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2" draw:text-style-name="P8" draw:layer="layout" svg:width="23.51cm" svg:height="12.074cm" svg:x="1.89cm" svg:y="4.914cm">
          <draw:image xlink:href="Pictures/100000000000053A0000024F576995F3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raphana-UI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2" draw:text-style-name="P8" draw:layer="layout" svg:width="25.199cm" svg:height="11.79cm" svg:x="1.4cm" svg:y="5.21cm">
          <draw:image xlink:href="Pictures/200000070000738C0000388ABBAF1EA4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2" draw:text-style-name="P8" draw:layer="layout" svg:width="24.51cm" svg:height="12.813cm" svg:x="1.8cm" svg:y="5.187cm">
          <draw:image xlink:href="Pictures/200000070000759D00003AD0919BA923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20T19:16:11.17</meta:creation-date>
    <meta:editing-duration>PT13M58S</meta:editing-duration>
    <meta:editing-cycles>3</meta:editing-cycles>
    <dc:date>2018-12-20T19:29:59.56</dc:date>
    <meta:generator>OpenOffice/4.1.3$Win32 OpenOffice.org_project/413m1$Build-9783</meta:generator>
    <meta:document-statistic meta:object-count="57"/>
  </office:meta>
</office:document-meta>
</file>